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20A62DC68648FA5E6A.png" manifest:media-type="image/png"/>
  <manifest:file-entry manifest:full-path="Pictures/1000020100000320000003203489424BFE8D8861.png" manifest:media-type="image/png"/>
  <manifest:file-entry manifest:full-path="Pictures/100002010000032000000320870D6E8AAAAFDA77.png" manifest:media-type="image/png"/>
  <manifest:file-entry manifest:full-path="Pictures/100002010000032000000320DAE0621582EA7C9B.png" manifest:media-type="image/png"/>
  <manifest:file-entry manifest:full-path="Pictures/100002010000032000000320861FA389875643AE.png" manifest:media-type="image/png"/>
  <manifest:file-entry manifest:full-path="Pictures/1000020100000320000003207A24758CAA5C07D7.png" manifest:media-type="image/png"/>
  <manifest:file-entry manifest:full-path="Pictures/100002010000032000000320157225A48DD3FC70.png" manifest:media-type="image/png"/>
  <manifest:file-entry manifest:full-path="Pictures/100002010000032000000320DC1A63BC48256E1B.png" manifest:media-type="image/png"/>
  <manifest:file-entry manifest:full-path="Pictures/1000020100000320000003205F9CE857BAED2080.png" manifest:media-type="image/png"/>
  <manifest:file-entry manifest:full-path="Pictures/10000201000003200000032061739989B7A844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436cm"/>
    </style:style>
    <style:style style:name="gr2" style:family="graphic" style:parent-style-name="objectwithoutfill">
      <style:graphic-properties svg:stroke-width="0.282cm" svg:stroke-color="#000000" draw:marker-start-width="0.622cm" draw:marker-end="Symmetric_20_Arrow" draw:marker-end-width="0.722cm" draw:fill="none" draw:textarea-vertical-align="middle" fo:padding-top="0.265cm" fo:padding-bottom="0.265cm" fo:padding-left="0.39cm" fo:padding-right="0.39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4" style:family="graphic" style:parent-style-name="standard">
      <style:graphic-properties draw:stroke="none" draw:fill-color="#ffe599" draw:textarea-horizontal-align="justify" draw:textarea-vertical-align="middle" draw:auto-grow-height="false" fo:min-height="1.188cm" fo:min-width="0.93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18cm" draw:marker-start-width="0.227cm" draw:marker-end-width="0.227cm" draw:fill-color="#ff0000" draw:textarea-horizontal-align="justify" draw:textarea-vertical-align="middle" draw:auto-grow-height="false" fo:min-height="1.528cm" fo:min-width="1.278cm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-color="#b6d7a8" draw:textarea-horizontal-align="justify" draw:textarea-vertical-align="middle" draw:auto-grow-height="false" fo:min-height="1.188cm" fo:min-width="0.938cm"/>
    </style:style>
    <style:style style:name="gr8" style:family="graphic" style:parent-style-name="standard">
      <style:graphic-properties draw:stroke="none" draw:fill-color="#d5a6bd" draw:textarea-horizontal-align="justify" draw:textarea-vertical-align="middle" draw:auto-grow-height="false" fo:min-height="1.188cm" fo:min-width="0.938cm"/>
    </style:style>
    <style:style style:name="gr9" style:family="graphic" style:parent-style-name="standard">
      <style:graphic-properties draw:stroke="none" draw:fill-color="#ffe599" draw:textarea-horizontal-align="justify" draw:textarea-vertical-align="middle" draw:auto-grow-height="false" fo:min-height="1.188cm" fo:min-width="0.934cm"/>
    </style:style>
    <style:style style:name="gr10" style:family="graphic" style:parent-style-name="standard">
      <style:graphic-properties draw:stroke="none" draw:fill-color="#b6d7a8" draw:textarea-horizontal-align="justify" draw:textarea-vertical-align="middle" draw:auto-grow-height="false" fo:min-height="1.189cm" fo:min-width="0.934cm"/>
    </style:style>
    <style:style style:name="gr11" style:family="graphic" style:parent-style-name="standard">
      <style:graphic-properties draw:stroke="none" draw:fill-color="#b6d7a8" draw:textarea-horizontal-align="justify" draw:textarea-vertical-align="middle" draw:auto-grow-height="false" fo:min-height="1.19cm" fo:min-width="0.9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Raleway Black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8c8c8" style:font-name="Raleway Black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e599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b6d7a8"/>
      <style:paragraph-properties fo:text-align="center"/>
    </style:style>
    <style:style style:name="P8" style:family="paragraph">
      <loext:graphic-properties draw:fill-color="#d5a6bd"/>
      <style:paragraph-properties fo:text-align="center"/>
    </style:style>
    <style:style style:name="P9" style:family="paragraph">
      <loext:graphic-properties draw:fill-color="#ffe599"/>
      <style:paragraph-properties fo:text-align="center"/>
      <style:text-properties fo:font-weight="normal"/>
    </style:style>
    <style:style style:name="P10" style:family="paragraph">
      <loext:graphic-properties draw:fill="none"/>
      <style:paragraph-properties fo:text-align="center"/>
      <style:text-properties fo:font-weight="normal"/>
    </style:style>
    <style:style style:name="P11" style:family="paragraph">
      <loext:graphic-properties draw:fill-color="#b6d7a8"/>
      <style:paragraph-properties fo:text-align="center"/>
      <style:text-properties fo:font-weight="normal"/>
    </style:style>
    <style:style style:name="T1" style:family="text">
      <style:text-properties style:font-name="Raleway Black" fo:font-size="36pt" style:font-size-asian="36pt" style:font-size-complex="36pt"/>
    </style:style>
    <style:style style:name="T2" style:family="text">
      <style:text-properties fo:color="#c8c8c8" style:font-name="Raleway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6.35cm" svg:height="3.686cm" svg:x="1.588cm" svg:y="10.857cm">
            <draw:text-box>
              <text:p text:style-name="P1"><text:span text:style-name="T1">If </text:span><text:span text:style-name="T1">n</text:span><text:span text:style-name="T1">o</text:span><text:span text:style-name="T1">t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/text:p>
            </draw:text-box>
          </draw:frame>
          <draw:line draw:style-name="gr2" draw:text-style-name="P3" draw:layer="layout" svg:x1="9.208cm" svg:y1="12.7cm" svg:x2="11.748cm" svg:y2="12.7cm">
            <text:p/>
          </draw:line>
          <draw:g>
            <draw:frame draw:style-name="gr3" draw:text-style-name="P4" draw:layer="layout" svg:width="1.905cm" svg:height="2.54cm" svg:x="15.558cm" svg:y="6.668cm">
              <draw:text-box>
                <text:p text:style-name="P1"><text:span text:style-name="T2">or</text:span></text:p>
              </draw:text-box>
            </draw:frame>
            <draw:g>
              <draw:g>
                <draw:custom-shape draw:style-name="gr4" draw:text-style-name="P5" draw:layer="layout" svg:width="2.032cm" svg:height="2.032cm" svg:x="13.272cm" svg:y="6.92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3" draw:layer="layout" svg:width="1.016cm" svg:height="1.016cm" svg:x="13.78cm" svg:y="7.43cm">
                  <draw:image xlink:href="Pictures/100002010000032000000320861FA389875643AE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13.018cm" svg:y="6.668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7" draw:text-style-name="P7" draw:layer="layout" svg:width="2.032cm" svg:height="2.032cm" svg:x="13.272cm" svg:y="10.09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3" draw:layer="layout" svg:width="1.016cm" svg:height="1.016cm" svg:x="13.78cm" svg:y="10.605cm">
                  <draw:image xlink:href="Pictures/100002010000032000000320870D6E8AAAAFDA77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13.018cm" svg:y="9.843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7" draw:text-style-name="P7" draw:layer="layout" svg:width="2.032cm" svg:height="2.032cm" svg:x="13.272cm" svg:y="13.27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3" draw:layer="layout" svg:width="1.016cm" svg:height="1.016cm" svg:x="13.78cm" svg:y="13.78cm">
                  <draw:image xlink:href="Pictures/1000020100000320000003205F9CE857BAED2080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13.018cm" svg:y="13.018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8" draw:text-style-name="P8" draw:layer="layout" svg:width="2.032cm" svg:height="2.032cm" svg:x="13.272cm" svg:y="16.44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3" draw:layer="layout" svg:width="1.016cm" svg:height="1.016cm" svg:x="13.78cm" svg:y="16.955cm">
                  <draw:image xlink:href="Pictures/10000201000003200000032061739989B7A844E3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13.018cm" svg:y="16.193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9" draw:text-style-name="P5" draw:layer="layout" svg:width="2.028cm" svg:height="2.032cm" svg:x="17.719cm" svg:y="6.92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3" draw:layer="layout" svg:width="1.014cm" svg:height="1.016cm" svg:x="18.226cm" svg:y="7.43cm">
                  <draw:image xlink:href="Pictures/1000020100000320000003207A24758CAA5C07D7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17.463cm" svg:y="6.668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10" draw:text-style-name="P7" draw:layer="layout" svg:width="2.028cm" svg:height="2.033cm" svg:x="17.719cm" svg:y="10.096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3" draw:layer="layout" svg:width="1.014cm" svg:height="1.017cm" svg:x="18.226cm" svg:y="10.604cm">
                  <draw:image xlink:href="Pictures/100002010000032000000320157225A48DD3FC70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17.463cm" svg:y="9.843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11" draw:text-style-name="P7" draw:layer="layout" svg:width="2.028cm" svg:height="2.034cm" svg:x="17.719cm" svg:y="13.27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3" draw:layer="layout" svg:width="1.014cm" svg:height="1.016cm" svg:x="18.226cm" svg:y="13.78cm">
                  <draw:image xlink:href="Pictures/1000020100000320000003203489424BFE8D8861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17.463cm" svg:y="13.018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4" draw:text-style-name="P9" draw:layer="layout" svg:width="2.032cm" svg:height="2.032cm" svg:x="22.162cm" svg:y="6.92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10" draw:layer="layout" svg:width="1.016cm" svg:height="1.016cm" svg:x="22.67cm" svg:y="7.43cm">
                  <draw:image xlink:href="Pictures/100002010000032000000320A62DC68648FA5E6A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21.908cm" svg:y="6.668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7" draw:text-style-name="P11" draw:layer="layout" svg:width="2.032cm" svg:height="2.032cm" svg:x="22.162cm" svg:y="10.097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10" draw:layer="layout" svg:width="1.016cm" svg:height="1.016cm" svg:x="22.67cm" svg:y="10.605cm">
                  <draw:image xlink:href="Pictures/100002010000032000000320DAE0621582EA7C9B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21.908cm" svg:y="9.843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g>
              <draw:g>
                <draw:custom-shape draw:style-name="gr7" draw:text-style-name="P11" draw:layer="layout" svg:width="2.032cm" svg:height="2.032cm" svg:x="22.162cm" svg:y="13.27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5" draw:text-style-name="P10" draw:layer="layout" svg:width="1.016cm" svg:height="1.016cm" svg:x="22.67cm" svg:y="13.78cm">
                  <draw:image xlink:href="Pictures/100002010000032000000320DC1A63BC48256E1B.png" xlink:type="simple" xlink:show="embed" xlink:actuate="onLoad">
                    <text:p/>
                  </draw:image>
                </draw:frame>
              </draw:g>
              <draw:custom-shape draw:style-name="gr6" draw:text-style-name="P6" draw:layer="layout" svg:width="2.54cm" svg:height="2.54cm" svg:x="21.908cm" svg:y="13.018cm">
                <text:p/>
                <draw:enhanced-geometry svg:viewBox="0 0 21600 21600" draw:glue-points="10800 0 3163 3163 0 10800 3163 18437 10800 21600 18437 18437 21600 10800 18437 3163" draw:text-areas="3163 3163 18437 18437" draw:type="forbidden" draw:modifiers="1150.5641563894" draw:enhanced-path="U 10800 10800 10800 10800 0 360 Z B ?f0 ?f0 ?f1 ?f1 ?f9 ?f10 ?f11 ?f12 Z B ?f0 ?f0 ?f1 ?f1 ?f13 ?f14 ?f15 ?f16 Z N">
                  <draw:equation draw:name="f0" draw:formula="$0 "/>
                  <draw:equation draw:name="f1" draw:formula="21600-$0 "/>
                  <draw:equation draw:name="f2" draw:formula="10800-$0 "/>
                  <draw:equation draw:name="f3" draw:formula="$0 /2"/>
                  <draw:equation draw:name="f4" draw:formula="sqrt(?f2 *?f2 -?f3 *?f3 )"/>
                  <draw:equation draw:name="f5" draw:formula="10800-?f3 "/>
                  <draw:equation draw:name="f6" draw:formula="10800+?f3 "/>
                  <draw:equation draw:name="f7" draw:formula="10800-?f4 "/>
                  <draw:equation draw:name="f8" draw:formula="10800+?f4 "/>
                  <draw:equation draw:name="f9" draw:formula="(cos(45*(pi/180))*(?f5 -10800)+sin(45*(pi/180))*(?f7 -10800))+10800"/>
                  <draw:equation draw:name="f10" draw:formula="-(sin(45*(pi/180))*(?f5 -10800)-cos(45*(pi/180))*(?f7 -10800))+10800"/>
                  <draw:equation draw:name="f11" draw:formula="(cos(45*(pi/180))*(?f5 -10800)+sin(45*(pi/180))*(?f8 -10800))+10800"/>
                  <draw:equation draw:name="f12" draw:formula="-(sin(45*(pi/180))*(?f5 -10800)-cos(45*(pi/180))*(?f8 -10800))+10800"/>
                  <draw:equation draw:name="f13" draw:formula="(cos(45*(pi/180))*(?f6 -10800)+sin(45*(pi/180))*(?f8 -10800))+10800"/>
                  <draw:equation draw:name="f14" draw:formula="-(sin(45*(pi/180))*(?f6 -10800)-cos(45*(pi/180))*(?f8 -10800))+10800"/>
                  <draw:equation draw:name="f15" draw:formula="(cos(45*(pi/180))*(?f6 -10800)+sin(45*(pi/180))*(?f7 -10800))+10800"/>
                  <draw:equation draw:name="f16" draw:formula="-(sin(45*(pi/180))*(?f6 -10800)-cos(45*(pi/180))*(?f7 -10800))+10800"/>
                  <draw:handle draw:handle-position="$0 10800" draw:handle-range-x-minimum="0" draw:handle-range-x-maximum="7200"/>
                </draw:enhanced-geometry>
              </draw:custom-shape>
            </draw:g>
            <draw:frame draw:style-name="gr3" draw:text-style-name="P4" draw:layer="layout" svg:width="1.905cm" svg:height="2.54cm" svg:x="15.558cm" svg:y="9.843cm">
              <draw:text-box>
                <text:p text:style-name="P1"><text:span text:style-name="T2">or</text:span></text:p>
              </draw:text-box>
            </draw:frame>
            <draw:frame draw:style-name="gr3" draw:text-style-name="P4" draw:layer="layout" svg:width="1.905cm" svg:height="2.54cm" svg:x="15.558cm" svg:y="13.018cm">
              <draw:text-box>
                <text:p text:style-name="P1"><text:span text:style-name="T2">or</text:span></text:p>
              </draw:text-box>
            </draw:frame>
            <draw:frame draw:style-name="gr3" draw:text-style-name="P4" draw:layer="layout" svg:width="1.905cm" svg:height="2.54cm" svg:x="20.003cm" svg:y="6.668cm">
              <draw:text-box>
                <text:p text:style-name="P1"><text:span text:style-name="T2">o</text:span><text:span text:style-name="T2">r</text:span></text:p>
              </draw:text-box>
            </draw:frame>
            <draw:frame draw:style-name="gr3" draw:text-style-name="P4" draw:layer="layout" svg:width="1.905cm" svg:height="2.54cm" svg:x="20.003cm" svg:y="9.843cm">
              <draw:text-box>
                <text:p text:style-name="P1"><text:span text:style-name="T2">o</text:span><text:span text:style-name="T2">r</text:span></text:p>
              </draw:text-box>
            </draw:frame>
            <draw:frame draw:style-name="gr3" draw:text-style-name="P4" draw:layer="layout" svg:width="1.905cm" svg:height="2.54cm" svg:x="20.003cm" svg:y="13.018cm">
              <draw:text-box>
                <text:p text:style-name="P1"><text:span text:style-name="T2">or</text:span></text:p>
              </draw:text-box>
            </draw:frame>
            <draw:frame draw:style-name="gr3" draw:text-style-name="P4" draw:layer="layout" svg:width="1.905cm" svg:height="2.54cm" svg:x="24.448cm" svg:y="6.668cm">
              <draw:text-box>
                <text:p text:style-name="P1"><text:span text:style-name="T2">or</text:span></text:p>
              </draw:text-box>
            </draw:frame>
            <draw:frame draw:style-name="gr3" draw:text-style-name="P4" draw:layer="layout" svg:width="1.905cm" svg:height="2.54cm" svg:x="24.448cm" svg:y="9.843cm">
              <draw:text-box>
                <text:p text:style-name="P1"><text:span text:style-name="T2">or</text:span></text:p>
              </draw:text-box>
            </draw:frame>
            <draw:frame draw:style-name="gr3" draw:text-style-name="P4" draw:layer="layout" svg:width="1.905cm" svg:height="2.54cm" svg:x="24.448cm" svg:y="13.018cm">
              <draw:text-box>
                <text:p text:style-name="P1"><text:span text:style-name="T2">o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3:56:44.134043974</meta:creation-date>
    <dc:date>2020-03-13T09:17:36.756040679</dc:date>
    <meta:editing-duration>PT17H42M49S</meta:editing-duration>
    <meta:editing-cycles>44</meta:editing-cycles>
    <meta:generator>LibreOffice/6.0.7.3$Linux_X86_64 LibreOffice_project/00m0$Build-3</meta:generator>
    <meta:document-statistic meta:object-count="63"/>
  </office:meta>
</office:document-meta>
</file>